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655cm" fo:min-width="3.945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4.83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5.5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5.596cm"/>
      <style:paragraph-properties style:writing-mode="lr-tb"/>
    </style:style>
    <style:style style:name="gr6" style:family="graphic" style:parent-style-name="standard">
      <style:graphic-properties svg:stroke-color="#111111" draw:fill-color="#b2b2b2" draw:textarea-horizontal-align="justify" draw:textarea-vertical-align="middle" draw:auto-grow-height="false" fo:min-height="1.274cm" fo:min-width="2.182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1.894cm" fo:min-width="2.29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-color="#ffff00" draw:textarea-horizontal-align="justify" draw:textarea-vertical-align="middle" draw:auto-grow-height="false" fo:min-height="1.188cm" fo:min-width="1.027cm"/>
    </style:style>
    <style:style style:name="gr10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1" style:family="graphic" style:parent-style-name="standard">
      <style:graphic-properties draw:stroke="dash" draw:stroke-dash="Double_20_Dash" svg:stroke-width="0.106cm" svg:stroke-color="#000000" draw:marker-start-width="0.359cm" draw:marker-end-width="0.359cm" draw:fill="none" draw:textarea-horizontal-align="justify" draw:textarea-vertical-align="middle" draw:auto-grow-height="false" fo:min-height="11.434cm" fo:min-width="25.15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4.445cm" svg:height="1.905cm" svg:x="5.294cm" svg:y="5.024cm">
          <text:p text:style-name="P1">RestController<text:line-break/>Comand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1.905cm" svg:x="21.82cm" svg:y="4.924cm">
          <text:p text:style-name="P1">RestController<text:line-break/>Query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45cm" svg:height="1.905cm" svg:x="2.797cm" svg:y="8.361cm">
          <text:p text:style-name="P1">IWriteText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445cm" svg:height="1.905cm" svg:x="7.797cm" svg:y="8.361cm">
          <text:p text:style-name="P1">IDeleteWords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445cm" svg:height="1.905cm" svg:x="21.847cm" svg:y="8.361cm">
          <text:p text:style-name="P1">ICountWords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334cm" svg:height="1.905cm" svg:x="21.339cm" svg:y="12.017cm">
          <text:p text:style-name="P1">WordcountQuery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096cm" svg:height="1.905cm" svg:x="4.221cm" svg:y="12.017cm">
          <text:p text:style-name="P1">WordcountCommand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6.096cm" svg:height="2.413cm" svg:x="12.476cm" svg:y="11.636cm">
          <text:p text:style-name="P1">Wordcount</text:p>
          <text:p text:style-name="P1">KafkaStreams<text:line-break/>Application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5.08cm" svg:height="1.524cm" svg:x="9.796cm" svg:y="17.086cm">
          <text:p text:style-name="P1">Kafka-topic <text:s text:c="3"/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7" draw:text-style-name="P4" xml:id="id3" draw:id="id3" draw:layer="layout" svg:width="2.794cm" svg:height="3.429cm" svg:x="16.654cm" svg:y="16.197cm">
          <text:p text:style-name="P1">State</text:p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5" draw:layer="layout" draw:type="line" svg:x1="15.524cm" svg:y1="14.049cm" svg:x2="12.336cm" svg:y2="17.086cm" draw:start-shape="id1" draw:start-glue-point="2" draw:end-shape="id2" draw:end-glue-point="4" svg:d="M15524 14049l-3188 3037" svg:viewBox="0 0 3189 3038">
          <text:p/>
        </draw:connector>
        <draw:connector draw:style-name="gr8" draw:text-style-name="P5" draw:layer="layout" draw:type="line" svg:x1="15.524cm" svg:y1="14.049cm" svg:x2="18.051cm" svg:y2="16.197cm" draw:start-shape="id1" draw:start-glue-point="2" draw:end-shape="id3" draw:end-glue-point="5" svg:d="M15524 14049l2527 2148" svg:viewBox="0 0 2528 2149">
          <text:p/>
        </draw:connector>
        <draw:connector draw:style-name="gr8" draw:text-style-name="P5" draw:layer="layout" draw:type="line" svg:x1="7.269cm" svg:y1="13.922cm" svg:x2="12.336cm" svg:y2="17.086cm" draw:start-shape="id4" draw:start-glue-point="2" draw:end-shape="id2" draw:end-glue-point="4" svg:d="M7269 13922l5067 3164" svg:viewBox="0 0 5068 3165">
          <text:p/>
        </draw:connector>
        <draw:connector draw:style-name="gr8" draw:text-style-name="P5" draw:layer="layout" draw:type="line" svg:x1="24.006cm" svg:y1="13.922cm" svg:x2="18.051cm" svg:y2="16.197cm" draw:start-shape="id5" draw:start-glue-point="2" draw:end-shape="id3" draw:end-glue-point="5" svg:d="M24006 13922l-5955 2275" svg:viewBox="0 0 5956 2276">
          <text:p/>
        </draw:connector>
        <draw:connector draw:style-name="gr8" draw:text-style-name="P5" draw:layer="layout" draw:type="line" svg:x1="24.042cm" svg:y1="6.829cm" svg:x2="24.069cm" svg:y2="8.361cm" draw:start-shape="id6" draw:start-glue-point="2" draw:end-shape="id7" draw:end-glue-point="0" svg:d="M24042 6829l27 1532" svg:viewBox="0 0 28 1533">
          <text:p/>
        </draw:connector>
        <draw:connector draw:style-name="gr8" draw:text-style-name="P5" draw:layer="layout" draw:type="line" svg:x1="7.516cm" svg:y1="6.929cm" svg:x2="5.019cm" svg:y2="8.361cm" draw:start-shape="id8" draw:start-glue-point="2" draw:end-shape="id9" draw:end-glue-point="0" svg:d="M7516 6929l-2497 1432" svg:viewBox="0 0 2498 1433">
          <text:p/>
        </draw:connector>
        <draw:connector draw:style-name="gr8" draw:text-style-name="P5" draw:layer="layout" draw:type="line" svg:x1="7.516cm" svg:y1="6.929cm" svg:x2="10.019cm" svg:y2="8.361cm" draw:start-shape="id8" draw:start-glue-point="2" draw:end-shape="id10" draw:end-glue-point="0" svg:d="M7516 6929l2503 1432" svg:viewBox="0 0 2504 1433">
          <text:p/>
        </draw:connector>
        <draw:custom-shape draw:style-name="gr9" draw:text-style-name="P6" xml:id="id11" draw:id="id11" draw:layer="layout" svg:width="2.159cm" svg:height="2.032cm" svg:x="14.654cm" svg:y="1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5" draw:layer="layout" draw:type="line" svg:x1="14.97cm" svg:y1="2.97cm" svg:x2="7.516cm" svg:y2="5.024cm" draw:start-shape="id11" draw:start-glue-point="7" draw:end-shape="id8" draw:end-glue-point="0" svg:d="M14970 2970l-7454 2054" svg:viewBox="0 0 7455 2055">
          <text:p/>
        </draw:connector>
        <draw:connector draw:style-name="gr8" draw:text-style-name="P5" draw:layer="layout" draw:type="line" svg:x1="16.497cm" svg:y1="2.97cm" svg:x2="24.042cm" svg:y2="4.924cm" draw:start-shape="id11" draw:start-glue-point="9" draw:end-shape="id6" draw:end-glue-point="0" svg:d="M16497 2970l7545 1954" svg:viewBox="0 0 7546 1955">
          <text:p/>
        </draw:connector>
        <draw:connector draw:style-name="gr10" draw:text-style-name="P5" draw:layer="layout" draw:type="line" svg:x1="7.269cm" svg:y1="12.017cm" svg:x2="5.019cm" svg:y2="10.266cm" draw:start-shape="id4" draw:start-glue-point="0" draw:end-shape="id9" draw:end-glue-point="2" svg:d="M7269 12017l-2250-1751" svg:viewBox="0 0 2251 1752">
          <text:p/>
        </draw:connector>
        <draw:connector draw:style-name="gr10" draw:text-style-name="P5" draw:layer="layout" draw:type="line" svg:x1="7.269cm" svg:y1="12.017cm" svg:x2="10.019cm" svg:y2="10.266cm" draw:start-shape="id4" draw:start-glue-point="0" draw:end-shape="id10" draw:end-glue-point="2" svg:d="M7269 12017l2750-1751" svg:viewBox="0 0 2751 1752">
          <text:p/>
        </draw:connector>
        <draw:connector draw:style-name="gr10" draw:text-style-name="P5" draw:layer="layout" draw:type="line" svg:x1="24.006cm" svg:y1="12.017cm" svg:x2="24.069cm" svg:y2="10.266cm" draw:start-shape="id5" draw:start-glue-point="0" draw:end-shape="id7" draw:end-glue-point="2" svg:d="M24006 12017l63-1751" svg:viewBox="0 0 64 1752">
          <text:p/>
        </draw:connector>
        <draw:custom-shape draw:style-name="gr11" draw:text-style-name="P7" draw:layer="layout" svg:width="25.654cm" svg:height="11.684cm" svg:x="1.916cm" svg:y="3.92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Triangle_20_unfilled" draw:marker-end-width="0.55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07:33:38.205826333</meta:creation-date>
    <meta:editing-duration>PT2M43S</meta:editing-duration>
    <meta:editing-cycles>3</meta:editing-cycles>
    <meta:generator>LibreOffice/6.4.6.2$Linux_X86_64 LibreOffice_project/40$Build-2</meta:generator>
    <dc:date>2020-11-16T07:56:53.124713812</dc:date>
    <meta:document-statistic meta:object-count="24"/>
  </office:meta>
</office:document-meta>
</file>